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7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2.051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able-cell-properties fo:border-bottom="none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8" style:family="table-cell" style:parent-style-name="Default">
      <style:table-cell-properties fo:border-bottom="0.74pt solid #000000" fo:border-left="0.74pt solid #000000" fo:border-right="none" fo:border-top="none"/>
    </style:style>
    <style:style style:name="ce9" style:family="table-cell" style:parent-style-name="Default">
      <style:table-cell-properties fo:border-bottom="none" fo:border-left="none" fo:border-right="none" fo:border-top="0.74pt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fo:border="none" style:vertical-align="middle"/>
    </style:style>
    <style:style style:name="ce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6" table:default-cell-style-name="ce4"/>
        <table:table-column table:style-name="co7" table:default-cell-style-name="ce18"/>
        <table:table-column table:style-name="co6" table:default-cell-style-name="ce7"/>
        <table:table-column table:style-name="co7" table:default-cell-style-name="ce4"/>
        <table:table-column table:style-name="co8" table:default-cell-style-name="ce4"/>
        <table:table-column table:style-name="co8" table:default-cell-style-name="Default"/>
        <table:table-column table:style-name="co8" table:number-columns-repeated="2" table:default-cell-style-name="ce4"/>
        <table:table-column table:style-name="co8" table:default-cell-style-name="ce18"/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  <table:table-row table:style-name="ro2"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2"/>
          <table:table-cell table:style-name="ce16"/>
          <table:table-cell table:style-name="ce6"/>
          <table:table-cell table:style-name="ce9"/>
          <table:table-cell table:style-name="ce9" office:value-type="string" calcext:value-type="string">
            <text:p>Patienc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2"/>
          <table:table-cell table:style-name="ce16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3" calcext:value-type="float">
            <text:p>3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79/9984" office:value-type="percentage" office:value="0.989483173076923" calcext:value-type="percentage">
            <text:p>98.95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99/9984" office:value-type="percentage" office:value="0.971454326923077" calcext:value-type="percentage">
            <text:p>97.15%</text:p>
          </table:table-cell>
          <table:table-cell table:formula="of:=9776/9984" office:value-type="percentage" office:value="0.979166666666667" calcext:value-type="percentage">
            <text:p>97.9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3/9984" office:value-type="percentage" office:value="0.987880608974359" calcext:value-type="percentage">
            <text:p>98.79%</text:p>
          </table:table-cell>
          <table:table-cell table:formula="of:=9902/9984" office:value-type="percentage" office:value="0.991786858974359" calcext:value-type="percentage">
            <text:p>99.18%</text:p>
          </table:table-cell>
          <table:table-cell table:style-name="ce2" office:value-type="string" calcext:value-type="string">
            <text:p>-</text:p>
          </table:table-cell>
          <table:table-cell table:formula="of:=9671/9984" office:value-type="percentage" office:value="0.96864983974359" calcext:value-type="percentage">
            <text:p>96.86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25/9984" office:value-type="percentage" office:value="0.984074519230769" calcext:value-type="percentage">
            <text:p>98.41%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style-name="ce2" office:value-type="string" calcext:value-type="string">
            <text:p>-</text:p>
          </table:table-cell>
          <table:table-cell table:formula="of:=9712/9984" office:value-type="percentage" office:value="0.97275641025641" calcext:value-type="percentage">
            <text:p>97.28%</text:p>
          </table:table-cell>
          <table:table-cell table:formula="of:=6968/9984" office:value-type="percentage" office:value="0.697916666666667" calcext:value-type="percentage">
            <text:p>69.7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38/9984" office:value-type="percentage" office:value="0.915264423076923" calcext:value-type="percentage">
            <text:p>91.53%</text:p>
          </table:table-cell>
          <table:table-cell table:formula="of:=9042/9984" office:value-type="percentage" office:value="0.905649038461538" calcext:value-type="percentage">
            <text:p>90.56%</text:p>
          </table:table-cell>
          <table:table-cell table:style-name="ce5" office:value-type="string" calcext:value-type="string">
            <text:p>-</text:p>
          </table:table-cell>
          <table:table-cell table:formula="of:=8263/9984" office:value-type="percentage" office:value="0.827624198717949" calcext:value-type="percentage">
            <text:p>82.76%</text:p>
          </table:table-cell>
          <table:table-cell table:formula="of:=7929/9984" office:value-type="percentage" office:value="0.794170673076923" calcext:value-type="percentage">
            <text:p>79.42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54/9984" office:value-type="percentage" office:value="0.916866987179487" calcext:value-type="percentage">
            <text:p>91.69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606/9984" office:value-type="percentage" office:value="0.861979166666667" calcext:value-type="percentage">
            <text:p>86.20%</text:p>
          </table:table-cell>
          <table:table-cell table:formula="of:=8721/9984" office:value-type="percentage" office:value="0.873497596153846" calcext:value-type="percentage">
            <text:p>87.3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034/9984" office:value-type="percentage" office:value="0.904847756410256" calcext:value-type="percentage">
            <text:p>90.48%</text:p>
          </table:table-cell>
          <table:table-cell table:formula="of:=8896/9984" office:value-type="percentage" office:value="0.891025641025641" calcext:value-type="percentage">
            <text:p>89.10%</text:p>
          </table:table-cell>
          <table:table-cell table:style-name="ce5" office:value-type="string" calcext:value-type="string">
            <text:p>-</text:p>
          </table:table-cell>
          <table:table-cell table:formula="of:=8430/9984" office:value-type="percentage" office:value="0.844350961538462" calcext:value-type="percentage">
            <text:p>84.44%</text:p>
          </table:table-cell>
          <table:table-cell table:formula="of:=8474/9984" office:value-type="percentage" office:value="0.848758012820513" calcext:value-type="percentage">
            <text:p>84.88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5" calcext:value-type="float">
            <text:p>5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84/9984" office:value-type="percentage" office:value="0.989983974358974" calcext:value-type="percentage">
            <text:p>99.00%</text:p>
          </table:table-cell>
          <table:table-cell table:formula="of:=9914/9984" office:value-type="percentage" office:value="0.992988782051282" calcext:value-type="percentage">
            <text:p>99.30%</text:p>
          </table:table-cell>
          <table:table-cell table:style-name="ce2" office:value-type="string" calcext:value-type="string">
            <text:p>-</text:p>
          </table:table-cell>
          <table:table-cell table:formula="of:=9716/9984" office:value-type="percentage" office:value="0.973157051282051" calcext:value-type="percentage">
            <text:p>97.32%</text:p>
          </table:table-cell>
          <table:table-cell table:formula="of:=9768/9984" office:value-type="percentage" office:value="0.978365384615385" calcext:value-type="percentage">
            <text:p>97.84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81/9984" office:value-type="percentage" office:value="0.989683493589744" calcext:value-type="percentage">
            <text:p>98.97%</text:p>
          </table:table-cell>
          <table:table-cell table:formula="of:=9916/9984" office:value-type="percentage" office:value="0.993189102564103" calcext:value-type="percentage">
            <text:p>99.32%</text:p>
          </table:table-cell>
          <table:table-cell table:style-name="ce2" office:value-type="string" calcext:value-type="string">
            <text:p>-</text:p>
          </table:table-cell>
          <table:table-cell table:formula="of:=9682/9984" office:value-type="percentage" office:value="0.969751602564103" calcext:value-type="percentage">
            <text:p>96.98%</text:p>
          </table:table-cell>
          <table:table-cell table:formula="of:=9769/9984" office:value-type="percentage" office:value="0.978465544871795" calcext:value-type="percentage">
            <text:p>97.8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66/9984" office:value-type="percentage" office:value="0.98818108974359" calcext:value-type="percentage">
            <text:p>98.82%</text:p>
          </table:table-cell>
          <table:table-cell table:formula="of:=9883/9984" office:value-type="percentage" office:value="0.989883814102564" calcext:value-type="percentage">
            <text:p>98.99%</text:p>
          </table:table-cell>
          <table:table-cell table:style-name="ce2" office:value-type="string" calcext:value-type="string">
            <text:p>-</text:p>
          </table:table-cell>
          <table:table-cell table:formula="of:=9726/9984" office:value-type="percentage" office:value="0.974158653846154" calcext:value-type="percentage">
            <text:p>97.42%</text:p>
          </table:table-cell>
          <table:table-cell table:formula="of:=9691/9984" office:value-type="percentage" office:value="0.970653044871795" calcext:value-type="percentage">
            <text:p>97.07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9066/9984" office:value-type="percentage" office:value="0.908052884615385" calcext:value-type="percentage">
            <text:p>90.81%</text:p>
          </table:table-cell>
          <table:table-cell table:style-name="ce5" office:value-type="string" calcext:value-type="string">
            <text:p>-</text:p>
          </table:table-cell>
          <table:table-cell table:formula="of:=8165/9984" office:value-type="percentage" office:value="0.817808493589744" calcext:value-type="percentage">
            <text:p>81.78%</text:p>
          </table:table-cell>
          <table:table-cell table:formula="of:=8661/9984" office:value-type="percentage" office:value="0.867487980769231" calcext:value-type="percentage">
            <text:p>86.75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05/9984" office:value-type="percentage" office:value="0.911959134615385" calcext:value-type="percentage">
            <text:p>91.20%</text:p>
          </table:table-cell>
          <table:table-cell table:formula="of:=9093/9984" office:value-type="percentage" office:value="0.910757211538462" calcext:value-type="percentage">
            <text:p>91.08%</text:p>
          </table:table-cell>
          <table:table-cell table:style-name="ce5" office:value-type="string" calcext:value-type="string">
            <text:p>-</text:p>
          </table:table-cell>
          <table:table-cell table:formula="of:=8412/9984" office:value-type="percentage" office:value="0.842548076923077" calcext:value-type="percentage">
            <text:p>84.25%</text:p>
          </table:table-cell>
          <table:table-cell table:formula="of:=8699/9984" office:value-type="percentage" office:value="0.871294070512821" calcext:value-type="percentage">
            <text:p>87.1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076/9984" office:value-type="percentage" office:value="0.909054487179487" calcext:value-type="percentage">
            <text:p>90.91%</text:p>
          </table:table-cell>
          <table:table-cell table:formula="of:=9052/9984" office:value-type="percentage" office:value="0.906650641025641" calcext:value-type="percentage">
            <text:p>90.67%</text:p>
          </table:table-cell>
          <table:table-cell table:style-name="ce5" office:value-type="string" calcext:value-type="string">
            <text:p>-</text:p>
          </table:table-cell>
          <table:table-cell table:formula="of:=8233/9984" office:value-type="percentage" office:value="0.824619391025641" calcext:value-type="percentage">
            <text:p>82.46%</text:p>
          </table:table-cell>
          <table:table-cell table:formula="of:=7717/9984" office:value-type="percentage" office:value="0.772936698717949" calcext:value-type="percentage">
            <text:p>77.29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7"/>
        </table:table-row>
        <table:table-row table:style-name="ro1"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  <table:table-cell table:style-name="ce6" office:value-type="string" calcext:value-type="string">
            <text:p>Kernel size:</text:p>
          </table:table-cell>
          <table:table-cell table:style-name="ce10" office:value-type="float" office:value="7" calcext:value-type="float">
            <text:p>7</text:p>
          </table:table-cell>
          <table:table-cell table:style-name="ce9" table:number-columns-repeated="4"/>
          <table:table-cell table:style-name="ce16"/>
        </table:table-row>
        <table:table-row table:style-name="ro1"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  <table:table-cell/>
          <table:table-cell table:style-name="ce3" office:value-type="string" calcext:value-type="string">
            <text:p>CNN_small</text:p>
          </table:table-cell>
          <table:table-cell table:style-name="ce3" office:value-type="string" calcext:value-type="string">
            <text:p>CNN_medium</text:p>
          </table:table-cell>
          <table:table-cell office:value-type="string" calcext:value-type="string">
            <text:p>CNN_big</text:p>
          </table:table-cell>
          <table:table-cell table:style-name="ce3" office:value-type="string" calcext:value-type="string">
            <text:p>FNN_small</text:p>
          </table:table-cell>
          <table:table-cell table:style-name="ce3" office:value-type="string" calcext:value-type="string">
            <text:p>FNN_medium</text:p>
          </table:table-cell>
          <table:table-cell table:style-name="ce17" office:value-type="string" calcext:value-type="string">
            <text:p>FNN_big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table:formula="of:=9891/9984" office:value-type="percentage" office:value="0.990685096153846" calcext:value-type="percentage">
            <text:p>99.07%</text:p>
          </table:table-cell>
          <table:table-cell table:formula="of:=9897/9984" office:value-type="percentage" office:value="0.991286057692308" calcext:value-type="percentage">
            <text:p>99.13%</text:p>
          </table:table-cell>
          <table:table-cell table:style-name="ce2" office:value-type="string" calcext:value-type="string">
            <text:p>-</text:p>
          </table:table-cell>
          <table:table-cell table:formula="of:=9749/9984" office:value-type="percentage" office:value="0.97646233974359" calcext:value-type="percentage">
            <text:p>97.65%</text:p>
          </table:table-cell>
          <table:table-cell table:formula="of:=9782/9984" office:value-type="percentage" office:value="0.979767628205128" calcext:value-type="percentage">
            <text:p>97.98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5/9984" office:value-type="percentage" office:value="0.991085737179487" calcext:value-type="percentage">
            <text:p>99.11%</text:p>
          </table:table-cell>
          <table:table-cell table:formula="of:=9912/9984" office:value-type="percentage" office:value="0.992788461538462" calcext:value-type="percentage">
            <text:p>99.28%</text:p>
          </table:table-cell>
          <table:table-cell table:style-name="ce2" office:value-type="string" calcext:value-type="string">
            <text:p>-</text:p>
          </table:table-cell>
          <table:table-cell table:formula="of:=9763/9984" office:value-type="percentage" office:value="0.977864583333333" calcext:value-type="percentage">
            <text:p>97.79%</text:p>
          </table:table-cell>
          <table:table-cell table:formula="of:=9814/9984" office:value-type="percentage" office:value="0.982972756410256" calcext:value-type="percentage">
            <text:p>98.30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NIST</text:p>
          </table:table-cell>
          <table:table-cell table:formula="of:=9894/9984" office:value-type="percentage" office:value="0.990985576923077" calcext:value-type="percentage">
            <text:p>99.10%</text:p>
          </table:table-cell>
          <table:table-cell table:formula="of:=9892/9984" office:value-type="percentage" office:value="0.990785256410256" calcext:value-type="percentage">
            <text:p>99.08%</text:p>
          </table:table-cell>
          <table:table-cell table:style-name="ce2" office:value-type="string" calcext:value-type="string">
            <text:p>-</text:p>
          </table:table-cell>
          <table:table-cell table:formula="of:=9764/9984" office:value-type="percentage" office:value="0.977964743589744" calcext:value-type="percentage">
            <text:p>97.80%</text:p>
          </table:table-cell>
          <table:table-cell table:formula="of:=9746/9984" office:value-type="percentage" office:value="0.976161858974359" calcext:value-type="percentage">
            <text:p>97.62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ashionMNIST</text:p>
          </table:table-cell>
          <table:table-cell table:formula="of:=9069/9984" office:value-type="percentage" office:value="0.908353365384615" calcext:value-type="percentage">
            <text:p>90.84%</text:p>
          </table:table-cell>
          <table:table-cell table:formula="of:=8934/9984" office:value-type="percentage" office:value="0.894831730769231" calcext:value-type="percentage">
            <text:p>89.48%</text:p>
          </table:table-cell>
          <table:table-cell table:style-name="ce5" office:value-type="string" calcext:value-type="string">
            <text:p>-</text:p>
          </table:table-cell>
          <table:table-cell table:formula="of:=8407/9984" office:value-type="percentage" office:value="0.842047275641026" calcext:value-type="percentage">
            <text:p>84.20%</text:p>
          </table:table-cell>
          <table:table-cell table:formula="of:=8639/9984" office:value-type="percentage" office:value="0.865284455128205" calcext:value-type="percentage">
            <text:p>86.53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9124/9984" office:value-type="percentage" office:value="0.91386217948718" calcext:value-type="percentage">
            <text:p>91.39%</text:p>
          </table:table-cell>
          <table:table-cell table:formula="of:=8864/9984" office:value-type="percentage" office:value="0.887820512820513" calcext:value-type="percentage">
            <text:p>88.78%</text:p>
          </table:table-cell>
          <table:table-cell table:style-name="ce5" office:value-type="string" calcext:value-type="string">
            <text:p>-</text:p>
          </table:table-cell>
          <table:table-cell table:formula="of:=8755/9984" office:value-type="percentage" office:value="0.876903044871795" calcext:value-type="percentage">
            <text:p>87.69%</text:p>
          </table:table-cell>
          <table:table-cell table:formula="of:=8752/9984" office:value-type="percentage" office:value="0.876602564102564" calcext:value-type="percentage">
            <text:p>87.66%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ashionMNIST</text:p>
          </table:table-cell>
          <table:table-cell table:formula="of:=8969/9984" office:value-type="percentage" office:value="0.89833733974359" calcext:value-type="percentage">
            <text:p>89.83%</text:p>
          </table:table-cell>
          <table:table-cell table:formula="of:=8873/9984" office:value-type="percentage" office:value="0.888721955128205" calcext:value-type="percentage">
            <text:p>88.87%</text:p>
          </table:table-cell>
          <table:table-cell table:style-name="ce5" office:value-type="string" calcext:value-type="string">
            <text:p>-</text:p>
          </table:table-cell>
          <table:table-cell table:formula="of:=8696/9984" office:value-type="percentage" office:value="0.87099358974359" calcext:value-type="percentage">
            <text:p>87.10%</text:p>
          </table:table-cell>
          <table:table-cell table:formula="of:=8786/9984" office:value-type="percentage" office:value="0.880008012820513" calcext:value-type="percentage">
            <text:p>88.00%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  <table:table-cell table:style-name="ce8" office:value-type="string" calcext:value-type="string">
            <text:p>CAT_DOG</text:p>
          </table:table-cell>
          <table:table-cell table:style-name="ce13" table:number-columns-repeated="5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9:51:01.6993055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8:45:57.669291024</meta:creation-date>
    <dc:date>2024-04-20T22:54:40.936336417</dc:date>
    <meta:editing-duration>PT18H34M47S</meta:editing-duration>
    <meta:editing-cycles>111</meta:editing-cycles>
    <meta:generator>LibreOffice/24.2.2.2$Linux_X86_64 LibreOffice_project/420$Build-2</meta:generator>
    <meta:document-statistic meta:table-count="1" meta:cell-count="213" meta:object-count="0"/>
  </office:meta>
</office:document-meta>
</file>